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2pt" fo:font-weight="normal" officeooo:rsid="00113f24" officeooo:paragraph-rsid="00113f24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4pt" fo:font-weight="normal" officeooo:rsid="00113f24" officeooo:paragraph-rsid="00113f24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4pt" fo:font-weight="normal" officeooo:rsid="00113f24" officeooo:paragraph-rsid="0015dc5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6pt" fo:font-weight="bold" officeooo:rsid="00113f24" officeooo:paragraph-rsid="00113f24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6pt" fo:font-weight="bold" officeooo:rsid="00113f24" officeooo:paragraph-rsid="0015dc50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4pt" fo:font-weight="normal" officeooo:rsid="002055f9" officeooo:paragraph-rsid="002055f9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4pt" fo:font-weight="normal" officeooo:rsid="00282e12" officeooo:paragraph-rsid="00282e12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4pt" fo:font-weight="normal" officeooo:rsid="002924be" officeooo:paragraph-rsid="002924be" style:font-size-asian="12.25pt" style:font-weight-asian="normal" style:font-size-complex="14pt" style:font-weight-complex="normal"/>
    </style:style>
    <style:style style:name="P9" style:family="paragraph" style:parent-style-name="Standard">
      <style:text-properties style:font-name="Ubuntu" fo:font-size="12pt" fo:font-weight="normal" officeooo:rsid="00277eb8" officeooo:paragraph-rsid="00277eb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12pt" fo:font-weight="normal" officeooo:rsid="00161d3d" officeooo:paragraph-rsid="00161d3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2pt" fo:font-weight="normal" officeooo:rsid="002924be" officeooo:paragraph-rsid="002924be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Ubuntu" fo:font-size="18pt" fo:font-weight="bold" officeooo:rsid="0024808d" officeooo:paragraph-rsid="0024808d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Ubuntu" fo:font-size="16pt" fo:font-weight="bold" officeooo:rsid="00282e12" officeooo:paragraph-rsid="00282e12" style:font-size-asian="14pt" style:font-weight-asian="bold" style:font-size-complex="16pt" style:font-weight-complex="bold"/>
    </style:style>
    <style:style style:name="T1" style:family="text">
      <style:text-properties officeooo:rsid="0014153c"/>
    </style:style>
    <style:style style:name="T2" style:family="text">
      <style:text-properties officeooo:rsid="0015dc50"/>
    </style:style>
    <style:style style:name="T3" style:family="text">
      <style:text-properties officeooo:rsid="0024808d"/>
    </style:style>
    <style:style style:name="T4" style:family="text">
      <style:text-properties officeooo:rsid="0026dfc1"/>
    </style:style>
    <style:style style:name="T5" style:family="text">
      <style:text-properties officeooo:rsid="00277eb8"/>
    </style:style>
    <style:style style:name="T6" style:family="text">
      <style:text-properties officeooo:rsid="002924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4">JoaoDorminhoc</text:span>o</text:p>
      <text:p text:style-name="P9">herda de Personagem</text:p>
      <text:p text:style-name="P1"/>
      <text:p text:style-name="P6">C<text:span text:style-name="T3">lasse que representa o inimigo no jogo.</text:span></text:p>
      <text:p text:style-name="P2"/>
      <text:p text:style-name="P4">Sumário do Construtor</text:p>
      <text:p text:style-name="P2">- <text:span text:style-name="T5">JoaoDorminhoco(</text:span>)</text:p>
      <text:p text:style-name="P2">I<text:span text:style-name="T1">nicializa JoaoDorminhoco atribuindo TipoElemento.JOAODORMINHOCO ao atributo tipo e “João Dorminhoco” ao atributo nome. </text:span></text:p>
      <text:p text:style-name="P2"/>
      <text:p text:style-name="P5">Sumário do<text:span text:style-name="T2">s</text:span> <text:span text:style-name="T2">Atributos</text:span></text:p>
      <text:p text:style-name="P3">- <text:span text:style-name="T5">acordado</text:span></text:p>
      <text:p text:style-name="P10">tipo: <text:s/><text:span text:style-name="T5">boolean</text:span></text:p>
      <text:p text:style-name="P10"/>
      <text:p text:style-name="P13">Sumário dos Métodos</text:p>
      <text:p text:style-name="P7">- <text:span text:style-name="T6">changeAcordado()</text:span></text:p>
      <text:p text:style-name="P11">tipo de retorno: void</text:p>
      <text:p text:style-name="P11"/>
      <text:p text:style-name="P8">Alterna o valor-verdade de acord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07:42:43.721686161</meta:creation-date>
    <dc:date>2017-06-16T10:22:45.363694479</dc:date>
    <meta:editing-duration>PT1H55M35S</meta:editing-duration>
    <meta:editing-cycles>20</meta:editing-cycles>
    <meta:generator>LibreOffice/5.2.2.2$Linux_X86_64 LibreOffice_project/20m0$Build-2</meta:generator>
    <meta:document-statistic meta:table-count="0" meta:image-count="0" meta:object-count="0" meta:page-count="1" meta:paragraph-count="13" meta:word-count="50" meta:character-count="371" meta:non-whitespace-character-count="332"/>
  </office:meta>
</office:document-meta>
</file>